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 draw:shadow="hidden" draw:shadow-offset-x="0.071cm" draw:shadow-offset-y="0.07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376cm" fo:min-width="0.98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34cm" svg:height="1.115cm" svg:x="1.299cm" svg:y="2.307cm">
          <draw:text-box>
            <text:p text:style-name="P1"><text:span text:style-name="T1">HW</text:span></text:p>
          </draw:text-box>
        </draw:frame>
        <draw:custom-shape draw:style-name="gr2" draw:text-style-name="P3" draw:layer="layout" svg:width="1.488cm" svg:height="1.626cm" svg:x="0.848cm" svg:y="0.6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0:23:03.093636400</dc:date>
    <dc:creator>Gilles Mouchard</dc:creator>
    <meta:editing-duration>PT5H7M1S</meta:editing-duration>
    <meta:editing-cycles>26</meta:editing-cycles>
    <meta:generator>LibreOffice/6.1.5.2$Linux_X86_64 LibreOffice_project/10$Build-2</meta:generator>
    <meta:document-statistic meta:object-count="2"/>
  </office:meta>
</office:document-meta>
</file>